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3" style:family="paragraph" style:parent-style-name="Standard">
      <style:paragraph-properties fo:text-align="center" style:justify-single-word="false"/>
      <style:text-properties officeooo:paragraph-rsid="001cfda6"/>
    </style:style>
    <style:style style:name="P4" style:family="paragraph" style:parent-style-name="Standard">
      <style:paragraph-properties fo:break-before="page"/>
      <style:text-properties officeooo:paragraph-rsid="001bfe6a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officeooo:rsid="00215202" style:font-size-asian="44pt" style:font-size-complex="44pt"/>
    </style:style>
    <style:style style:name="T3" style:family="text">
      <style:text-properties fo:font-size="44pt" officeooo:rsid="00244af3" style:font-size-asian="44pt" style:font-size-complex="44pt"/>
    </style:style>
    <style:style style:name="T4" style:family="text">
      <style:text-properties fo:font-weight="bold" officeooo:rsid="0011fb96" style:font-weight-asian="bold" style:font-weight-complex="bold"/>
    </style:style>
    <style:style style:name="T5" style:family="text">
      <style:text-properties fo:font-weight="bold" officeooo:rsid="00215202" style:font-weight-asian="bold" style:font-weight-complex="bold"/>
    </style:style>
    <style:style style:name="T6" style:family="text">
      <style:text-properties fo:font-weight="bold" officeooo:rsid="00244af3" style:font-weight-asian="bold" style:font-weight-complex="bold"/>
    </style:style>
    <style:style style:name="T7" style:family="text">
      <style:text-properties officeooo:rsid="00244a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RORAIMA</text:p>
      <text:p text:style-name="P1">DISCIPLINA DE ÁLGEBRA LINEAR</text:p>
      <text:p text:style-name="P1">PROF.: JAIRO</text:p>
      <text:p text:style-name="P1">ALUNO: FELIPE DERKIAN DE SOUSA FREIT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LISTA </text:span><text:span text:style-name="T3">20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4">BOA VISTA, </text:span><text:span text:style-name="T6">14</text:span><text:span text:style-name="T4"> DE </text:span><text:span text:style-name="T5">DEZEMBRO</text:span><text:span text:style-name="T4"> DE 2020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5:52:15.694276772</meta:creation-date>
    <dc:date>2020-12-10T10:24:12.641798176</dc:date>
    <meta:editing-duration>PT9M7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2" meta:paragraph-count="6" meta:word-count="25" meta:character-count="150" meta:non-whitespace-character-count="131"/>
  </office:meta>
</office:document-meta>
</file>